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1cm"/>
    </style:style>
    <style:style style:name="co8" style:family="table-column">
      <style:table-column-properties fo:break-before="auto" style:column-width="3.254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465a4" style:text-align-source="fix" style:repeat-content="false" fo:wrap-option="no-wrap" fo:border="0.74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6" style:family="table-cell" style:parent-style-name="Default">
      <style:table-cell-properties style:text-align-source="fix" style:repeat-content="false" fo:wrap-option="no-wrap" fo:border="0.74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bf0041" style:text-align-source="fix" style:repeat-content="false" fo:wrap-option="no-wrap" fo:border="0.74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shapes>
          <draw:frame draw:z-index="0" draw:style-name="gr1" draw:text-style-name="P1" svg:width="15.758cm" svg:height="9.436cm" svg:x="17.519cm" svg:y="4.553cm">
            <draw:object draw:notify-on-update-of-ranges="Planilha1.F1:Planilha1.F1 Planilha1.F2:Planilha1.F33 Planilha1.G1:Planilha1.G1 Planilha1.G2:Planilha1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urma</text:p>
          </table:table-cell>
          <table:table-cell office:value-type="string" calcext:value-type="string">
            <text:p>Sexo</text:p>
          </table:table-cell>
          <table:table-cell table:style-name="ce2" office:value-type="string" calcext:value-type="string">
            <text:p>Nota_Teste</text:p>
          </table:table-cell>
          <table:table-cell table:style-name="ce3" office:value-type="string" calcext:value-type="string">
            <text:p>TipoEsc</text:p>
          </table:table-cell>
          <table:table-cell table:style-name="ce3" office:value-type="string" calcext:value-type="string">
            <text:p>Notas Escola Privada</text:p>
          </table:table-cell>
          <table:table-cell table:style-name="ce4" office:value-type="string" calcext:value-type="string">
            <text:p>Notas Escola Pública</text:p>
          </table:table-cell>
          <table:table-cell/>
          <table:table-cell table:style-name="ce5" office:value-type="string" calcext:value-type="string">
            <text:p>Escola Privada</text:p>
          </table:table-cell>
          <table:table-cell table:style-name="ce8" office:value-type="string" calcext:value-type="string">
            <text:p>Escola pública</text:p>
          </table:table-cell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riv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Média: 7.79</text:p>
          </table:table-cell>
          <table:table-cell table:style-name="ce6" office:value-type="string" calcext:value-type="string">
            <text:p>Média: 4.69</text:p>
          </table:table-cell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Desvio Padrão: 1.34</text:p>
          </table:table-cell>
          <table:table-cell table:style-name="ce6" office:value-type="string" calcext:value-type="string">
            <text:p>Desvio Padrão: 2.31</text:p>
          </table:table-cell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Mínima: 3.00</text:p>
          </table:table-cell>
          <table:table-cell table:style-name="ce6" office:value-type="string" calcext:value-type="string">
            <text:p>Mínima: 1.50</text:p>
          </table:table-cell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Máxima: 10.00</text:p>
          </table:table-cell>
          <table:table-cell table:style-name="ce6" office:value-type="string" calcext:value-type="string">
            <text:p>Máxima: 9.00</text:p>
          </table:table-cell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riv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number-columns-repeated="2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 table:number-columns-spanned="2" table:number-rows-spanned="1">
            <text:p>Teste T: -5.21, Valor-p: 0.00003</text:p>
          </table:table-cell>
          <table:covered-table-cell table:style-name="ce6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v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priv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v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v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b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67"/>
          <table:table-cell table:style-name="Default"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b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b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number-columns-repeated="2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b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b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ub</text:p>
          </table:table-cell>
          <table:table-cell office:value-type="float" office:value="7.5" calcext:value-type="float">
            <text:p>7,5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b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nh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b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ub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b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b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v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table:number-columns-repeated="16364"/>
          <table:table-cell table:style-name="Default" table:number-columns-repeated="1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office:value-type="float" office:value="8" calcext:value-type="float">
            <text:p>8</text:p>
          </table:table-cell>
          <table:table-cell table:number-columns-repeated="16368"/>
          <table:table-cell table:style-name="Default" table:number-columns-repeated="1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table:number-columns-repeated="16369"/>
          <table:table-cell table:style-name="Default" table:number-columns-repeated="1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table:number-columns-repeated="16370"/>
          <table:table-cell table:style-name="Default" table:number-columns-repeated="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table:number-columns-repeated="16370"/>
          <table:table-cell table:style-name="Default" table:number-columns-repeated="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table:number-columns-repeated="16370"/>
          <table:table-cell table:style-name="Default" table:number-columns-repeated="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b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b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b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v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iv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v</text:p>
          </table:table-cell>
          <table:table-cell table:number-columns-repeated="16371"/>
          <table:table-cell table:style-name="Default"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M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pub</text:p>
          </table:table-cell>
          <table:table-cell table:number-columns-repeated="16371"/>
          <table:table-cell table:style-name="Default" table:number-columns-repeated="8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erqu</meta:initial-creator>
    <meta:creation-date>2020-02-17T21:53:26</meta:creation-date>
    <dc:date>2024-05-31T12:43:19.348000000</dc:date>
    <meta:generator>LibreOffice/24.2.3.2$Windows_X86_64 LibreOffice_project/433d9c2ded56988e8a90e6b2e771ee4e6a5ab2ba</meta:generator>
    <meta:editing-duration>PT1M1S</meta:editing-duration>
    <meta:editing-cycles>1</meta:editing-cycles>
    <meta:document-statistic meta:table-count="1" meta:cell-count="318" meta:object-count="1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59cm" svg:height="9.437cm" xlink:href=".." xlink:type="simple" chart:class="chart:bar" chart:style-name="ch1">
        <chart:title svg:x="5.446cm" svg:y="0.324cm" chart:style-name="ch2">
          <text:p>Notas - Tipo de Escola</text:p>
        </chart:title>
        <chart:subtitle svg:x="6.338cm" svg:y="1.317cm" chart:style-name="ch3">
          <text:p>Pública x Privada</text:p>
        </chart:subtitle>
        <chart:legend chart:legend-position="bottom" svg:x="3.926cm" svg:y="8.832cm" style:legend-expansion="wide" chart:style-name="ch4"/>
        <chart:plot-area chart:style-name="ch5" table:cell-range-address="Planilha1.F1:Planilha1.G33" chart:data-source-has-labels="row" svg:x="0.315cm" svg:y="2.162cm" svg:width="15.129cm" svg:height="6.298cm">
          <chart:coordinate-region svg:x="0.947cm" svg:y="2.365cm" svg:width="14.497cm" svg:height="5.44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Planilha1.F2:Planilha1.F33" chart:label-cell-address="Planilha1.F1:Planilha1.F1" chart:class="chart:bar">
            <chart:data-point chart:repeated="32"/>
          </chart:series>
          <chart:series chart:style-name="ch10" chart:values-cell-range-address="Planilha1.G2:Planilha1.G33" chart:label-cell-address="Planilha1.G1:Planilha1.G1" chart:class="chart:ba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as Escola Privada</text:p>
                <draw:g>
                  <svg:desc>Planilha1.F1:Planilha1.F1</svg:desc>
                </draw:g>
              </table:table-cell>
              <table:table-cell office:value-type="string">
                <text:p>Notas Escola Pública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Planilha1.F2:Planilha1.F33</svg:desc>
                </draw:g>
              </table:table-cell>
              <table:table-cell office:value-type="float" office:value="2">
                <text:p>2</text:p>
                <draw:g>
                  <svg:desc>Planilha1.G2:Planilha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